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SizeParameter.ImageSizeParameter( int hsize , int vsize , int hresol , int vres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SizeParamete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